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c9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fb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7a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aff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cd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ebe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27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40e2f77" style:font-name-asian="標楷體1"/>
    </style:style>
    <style:style style:name="T17" style:family="text">
      <style:text-properties style:font-name="標楷體1" officeooo:rsid="4410c097" style:font-name-asian="標楷體1"/>
    </style:style>
    <style:style style:name="T18" style:family="text">
      <style:text-properties style:font-name="標楷體1" officeooo:rsid="441a9e4c" style:font-name-asian="標楷體1"/>
    </style:style>
    <style:style style:name="T19" style:family="text">
      <style:text-properties style:font-name="標楷體1" officeooo:rsid="4061364d"/>
    </style:style>
    <style:style style:name="T20" style:family="text">
      <style:text-properties style:font-name="標楷體1" officeooo:rsid="4062ffbb"/>
    </style:style>
    <style:style style:name="T21" style:family="text">
      <style:text-properties style:font-name="標楷體1" officeooo:rsid="408b8db3"/>
    </style:style>
    <style:style style:name="T22" style:family="text">
      <style:text-properties style:font-name="標楷體1" officeooo:rsid="40815e97"/>
    </style:style>
    <style:style style:name="T23" style:family="text">
      <style:text-properties style:font-name="標楷體1" officeooo:rsid="40b326dd"/>
    </style:style>
    <style:style style:name="T24" style:family="text">
      <style:text-properties style:font-name="標楷體1" officeooo:rsid="40a0db81"/>
    </style:style>
    <style:style style:name="T25" style:family="text">
      <style:text-properties style:font-name="標楷體1" officeooo:rsid="40c20d00"/>
    </style:style>
    <style:style style:name="T26" style:family="text">
      <style:text-properties style:font-name="標楷體1" officeooo:rsid="40f1089b"/>
    </style:style>
    <style:style style:name="T27" style:family="text">
      <style:text-properties style:font-name="標楷體1" officeooo:rsid="41635688"/>
    </style:style>
    <style:style style:name="T28" style:family="text">
      <style:text-properties style:font-name="標楷體1" officeooo:rsid="2f9be6fe"/>
    </style:style>
    <style:style style:name="T29" style:family="text">
      <style:text-properties style:font-name="標楷體1" officeooo:rsid="42fe961d"/>
    </style:style>
    <style:style style:name="T30" style:family="text">
      <style:text-properties style:font-name="標楷體1" officeooo:rsid="43842110"/>
    </style:style>
    <style:style style:name="T31" style:family="text">
      <style:text-properties style:font-name="標楷體1" officeooo:rsid="3b26cf27"/>
    </style:style>
    <style:style style:name="T32" style:family="text">
      <style:text-properties style:font-name="標楷體1" officeooo:rsid="3449857d"/>
    </style:style>
    <style:style style:name="T33" style:family="text">
      <style:text-properties style:font-name="標楷體1" officeooo:rsid="439664cf"/>
    </style:style>
    <style:style style:name="T34" style:family="text">
      <style:text-properties style:font-name="標楷體1" officeooo:rsid="440aeb33"/>
    </style:style>
    <style:style style:name="T35" style:family="text">
      <style:text-properties style:font-name="標楷體1" officeooo:rsid="4412a7b9"/>
    </style:style>
    <style:style style:name="T36" style:family="text">
      <style:text-properties style:font-name="標楷體1" officeooo:rsid="4412a7b9" style:font-name-asian="Liberation Serif1" style:font-name-complex="Liberation Serif1"/>
    </style:style>
    <style:style style:name="T37" style:family="text">
      <style:text-properties style:font-name="標楷體1" officeooo:rsid="4412dc88" style:font-name-asian="Liberation Serif1" style:font-name-complex="Liberation Serif1"/>
    </style:style>
    <style:style style:name="T38" style:family="text">
      <style:text-properties style:font-name="標楷體1" officeooo:rsid="4441d95c"/>
    </style:style>
    <style:style style:name="T39" style:family="text">
      <style:text-properties officeooo:rsid="2edf004c"/>
    </style:style>
    <style:style style:name="T40" style:family="text">
      <style:text-properties officeooo:rsid="40139fc6"/>
    </style:style>
    <style:style style:name="T41" style:family="text">
      <style:text-properties officeooo:rsid="40246d4c"/>
    </style:style>
    <style:style style:name="T42" style:family="text">
      <style:text-properties style:font-name-asian="Arial1"/>
    </style:style>
    <style:style style:name="T43" style:family="text">
      <style:text-properties officeooo:rsid="40246d4c" style:font-name-asian="Arial1"/>
    </style:style>
    <style:style style:name="T44" style:family="text">
      <style:text-properties officeooo:rsid="403e7900" style:font-name-asian="Arial1"/>
    </style:style>
    <style:style style:name="T45" style:family="text">
      <style:text-properties officeooo:rsid="407a8245" style:font-name-asian="Arial1"/>
    </style:style>
    <style:style style:name="T46" style:family="text">
      <style:text-properties officeooo:rsid="2e2d83da" style:font-name-asian="Arial1"/>
    </style:style>
    <style:style style:name="T47" style:family="text">
      <style:text-properties officeooo:rsid="41e633aa" style:font-name-asian="Arial1"/>
    </style:style>
    <style:style style:name="T48" style:family="text">
      <style:text-properties style:font-name="細明體" style:font-name-asian="細明體"/>
    </style:style>
    <style:style style:name="T49" style:family="text">
      <style:text-properties fo:color="#333333"/>
    </style:style>
    <style:style style:name="T5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" style:family="text">
      <style:text-properties officeooo:rsid="4062ffbb"/>
    </style:style>
    <style:style style:name="T52" style:family="text">
      <style:text-properties officeooo:rsid="40635f85"/>
    </style:style>
    <style:style style:name="T53" style:family="text">
      <style:text-properties officeooo:rsid="40678fea"/>
    </style:style>
    <style:style style:name="T54" style:family="text">
      <style:text-properties officeooo:rsid="40748320"/>
    </style:style>
    <style:style style:name="T55" style:family="text">
      <style:text-properties officeooo:rsid="3449857d"/>
    </style:style>
    <style:style style:name="T56" style:family="text">
      <style:text-properties officeooo:rsid="40815e97"/>
    </style:style>
    <style:style style:name="T57" style:family="text">
      <style:text-properties officeooo:rsid="3fa4dedd"/>
    </style:style>
    <style:style style:name="T58" style:family="text">
      <style:text-properties officeooo:rsid="40c20d00"/>
    </style:style>
    <style:style style:name="T59" style:family="text">
      <style:text-properties officeooo:rsid="2e2d83da"/>
    </style:style>
    <style:style style:name="T60" style:family="text">
      <style:text-properties officeooo:rsid="4c43b58b"/>
    </style:style>
    <style:style style:name="T61" style:family="text">
      <style:text-properties officeooo:rsid="408d524f"/>
    </style:style>
    <style:style style:name="T62" style:family="text">
      <style:text-properties officeooo:rsid="2f7a955a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67" style:family="text">
      <style:text-properties fo:color="#010101" style:font-name="標楷體1" fo:font-size="6pt" style:font-size-asian="6pt" style:font-size-complex="6pt"/>
    </style:style>
    <style:style style:name="T68" style:family="text">
      <style:text-properties fo:color="#010101" style:font-name="標楷體1" fo:font-size="16pt" style:font-name-asian="標楷體1" style:font-size-asian="16pt" style:font-size-complex="16pt"/>
    </style:style>
    <style:style style:name="T69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70" style:family="text">
      <style:text-properties fo:color="#010101" style:font-name="標楷體1" style:font-name-asian="標楷體1"/>
    </style:style>
    <style:style style:name="T71" style:family="text">
      <style:text-properties fo:color="#010101" style:font-name="標楷體1" fo:font-size="9pt" style:font-name-asian="標楷體1" style:font-size-asian="9pt" style:font-size-complex="9pt"/>
    </style:style>
    <style:style style:name="T72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73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74" style:family="text">
      <style:text-properties fo:color="#010101" fo:font-size="16pt" officeooo:rsid="2e2d83da" style:font-size-asian="16pt" style:font-size-complex="16pt"/>
    </style:style>
    <style:style style:name="T75" style:family="text">
      <style:text-properties fo:color="#010101" style:font-name="標楷體1" fo:font-size="16pt" style:font-name-asian="標楷體1" style:font-size-asian="16pt" style:font-size-complex="16pt"/>
    </style:style>
    <style:style style:name="T76" style:family="text">
      <style:text-properties fo:color="#010101" style:font-name="標楷體1" fo:font-size="16pt" officeooo:rsid="4462e7b0" style:font-name-asian="標楷體1" style:font-size-asian="16pt" style:font-size-complex="16pt"/>
    </style:style>
    <style:style style:name="T77" style:family="text">
      <style:text-properties officeooo:rsid="41370238"/>
    </style:style>
    <style:style style:name="T78" style:family="text">
      <style:text-properties officeooo:rsid="41635688"/>
    </style:style>
    <style:style style:name="T79" style:family="text">
      <style:text-properties officeooo:rsid="4186ef52"/>
    </style:style>
    <style:style style:name="T80" style:family="text">
      <style:text-properties officeooo:rsid="419714e9"/>
    </style:style>
    <style:style style:name="T81" style:family="text">
      <style:text-properties officeooo:rsid="41e633aa"/>
    </style:style>
    <style:style style:name="T82" style:family="text">
      <style:text-properties officeooo:rsid="41d59a38"/>
    </style:style>
    <style:style style:name="T83" style:family="text">
      <style:text-properties officeooo:rsid="41e633aa" style:font-name-asian="標楷體1"/>
    </style:style>
    <style:style style:name="T84" style:family="text">
      <style:text-properties fo:color="#1c1c1c"/>
    </style:style>
    <style:style style:name="T85" style:family="text">
      <style:text-properties fo:color="#1c1c1c" style:font-name="標楷體1" style:font-name-asian="標楷體1"/>
    </style:style>
    <style:style style:name="T86" style:family="text">
      <style:text-properties officeooo:rsid="2b6f314a"/>
    </style:style>
    <style:style style:name="T87" style:family="text">
      <style:text-properties officeooo:rsid="42f7066e"/>
    </style:style>
    <style:style style:name="T88" style:family="text">
      <style:text-properties officeooo:rsid="439664cf"/>
    </style:style>
    <style:style style:name="T89" style:family="text">
      <style:text-properties style:font-name="Arial1" officeooo:rsid="439664cf" style:font-name-asian="Arial1"/>
    </style:style>
    <style:style style:name="T90" style:family="text">
      <style:text-properties officeooo:rsid="444c9fb8"/>
    </style:style>
    <style:style style:name="T91" style:family="text">
      <style:text-properties style:font-name="標楷體1" style:font-name-asian="標楷體1"/>
    </style:style>
    <style:style style:name="T92" style:family="text">
      <style:text-properties style:font-name="標楷體1" officeooo:rsid="444c9fb8" style:font-name-asian="標楷體1"/>
    </style:style>
    <style:style style:name="T93" style:family="text">
      <style:text-properties style:font-name="標楷體1" officeooo:rsid="444fba87" style:font-name-asian="標楷體1"/>
    </style:style>
    <style:style style:name="T94" style:family="text">
      <style:text-properties style:font-name="標楷體1" officeooo:rsid="4450cb1e" style:font-name-asian="標楷體1"/>
    </style:style>
    <style:style style:name="T95" style:family="text">
      <style:text-properties style:font-name="標楷體1" officeooo:rsid="41d59a38" style:font-name-asian="標楷體1"/>
    </style:style>
    <style:style style:name="T96" style:family="text">
      <style:text-properties style:font-name="標楷體1" officeooo:rsid="4458e813" style:font-name-asian="標楷體1"/>
    </style:style>
    <style:style style:name="T97" style:family="text">
      <style:text-properties style:font-name="標楷體1" officeooo:rsid="4464dbe1" style:font-name-asian="標楷體1"/>
    </style:style>
    <style:style style:name="T98" style:family="text">
      <style:text-properties style:font-name="標楷體1" officeooo:rsid="4468b582" style:font-name-asian="標楷體1"/>
    </style:style>
    <style:style style:name="T99" style:family="text">
      <style:text-properties style:font-name="標楷體1" officeooo:rsid="44727a55" style:font-name-asian="標楷體1"/>
    </style:style>
    <style:style style:name="T100" style:family="text">
      <style:text-properties officeooo:rsid="4464db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1423282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49">某一特定</text:span>模式 不變<text:span text:style-name="T49"> 的 情況之下</text:span>，不斷 <text:span text:style-name="T49">增加、</text:span>提升 <text:span text:style-name="T49">某一特定內在</text:span>個體<text:span text:style-name="T49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49">、重現</text:span>、優化<text:span text:style-name="T49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40"> </text:span>起床。</text:p>
                          <text:list>
                            <text:list-item>
                              <text:p text:style-name="P17">生 更多的 小孩 <text:span text:style-name="T42">↔</text:span><text:span text:style-name="T52"> 種 更多的 農田</text:span>。</text:p>
                              <text:list>
                                <text:list-item>
                                  <text:p text:style-name="P16">人力 不夠 →<text:span text:style-name="T40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40"> </text:span>回家、休息。</text:p>
                            </text:list-item>
                            <text:list-item>
                              <text:p text:style-name="P15">農業時代的 內捲 是，生 更多的 小孩 <text:span text:style-name="T43">↔</text:span><text:span text:style-name="T41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45">↔</text:span><text:span text:style-name="T52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53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19">YouTube</text:span>）世<text:span text:style-name="T5">上</text:span><text:span text:style-name="T7">40%工</text:span><text:span text:style-name="T54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51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19">YouTube</text:span>）人類<text:span text:style-name="T5">有</text:span><text:span text:style-name="T6">40%</text:span><text:span text:style-name="T51">的工作沒意義？這</text:span><text:span text:style-name="T20">5</text:span><text:span text:style-name="T51">種被公認「最狗屁」的工作，到底為何要存在？《七七說書》</text:span><text:span text:style-name="T20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49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49"> 個體、群體找出</text:span>有效的<text:span text:style-name="T49">某一特定</text:span>模式<text:span text:style-name="T49">之後，</text:span>改變、取代<text:span text:style-name="T49">（</text:span>原有的<text:span text:style-name="T49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41"><text:span text:style-name="T39">（相關描述在 </text:span><text:span text:style-name="T2">歷史</text:span><text:span text:style-name="T39"> 文件群的 </text:span><text:span text:style-name="T3">人類文明</text:span><text:span text:style-name="T39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44">↔</text:span> 提升 文明程度、群體程度、個體程度。</text:p>
                  <text:list>
                    <text:list-item>
                      <text:p text:style-name="P31">明顯例子<text:span text:style-name="T48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48">，</text:span>工業革命，改變 生產模式，從 紡織工人 改變成 紡織機。</text:p>
                    </text:list-item>
                    <text:list-item>
                      <text:p text:style-name="P33">明顯例子<text:span text:style-name="T48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21">1</text:span><text:span text:style-name="T4">:當代教育出了哪些問題？】</text:span>。</text:p>
              <text:list>
                <text:list-item>
                  <text:p text:style-name="P37"><text:span text:style-name="T55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24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57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56">明顯例子，</text:span><text:span text:style-name="T22">（YouTube）</text:span><text:span text:style-name="T23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25">aulo Freire </text:span><text:span text:style-name="T58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59"> </text:span><text:span text:style-name="T46">↔</text:span><text:span text:style-name="T59"> 個體獨立</text:span>思考的<text:span text:style-name="T55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60">精準</text:span>建立 側寫（<text:span text:style-name="T26">profile</text:span>）。</text:p>
                  <text:list>
                    <text:list-item>
                      <text:p text:style-name="P53">大規模建立<text:span text:style-name="T59"> </text:span><text:span text:style-name="T46">↔</text:span><text:span text:style-name="T59"> </text:span>大規模監控。</text:p>
                    </text:list-item>
                    <text:list-item>
                      <text:p text:style-name="P54"><text:span text:style-name="T60">精準</text:span>建立<text:span text:style-name="T59"> </text:span><text:span text:style-name="T46">↔</text:span><text:span text:style-name="T59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26">profile)</text:span>，<text:span text:style-name="T61">整形外科</text:span> 消費者、潛在消費者、國民群、領導層、群體。</text:p>
                  <text:list>
                    <text:list-item>
                      <text:p text:style-name="P55"><text:span text:style-name="T61">整形外科 是</text:span>（<text:span text:style-name="T61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59">精準監控、</text:span>側寫<text:span text:style-name="T4">(</text:span><text:span text:style-name="T26">profile)</text:span><text:span text:style-name="T82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39"><text:span text:style-name="T66">明顯例子，</text:span><text:span text:style-name="T65">金權制</text:span><text:span text:style-name="T66">，</text:span>私人利益、金融系統利益 比 群體利益 更重要。</text:p>
              <text:list>
                <text:list-item>
                  <text:p text:style-name="P240">富豪 有機率認定，單一超富有、一小群富有、一大群貧窮 更<text:span text:style-name="T64">有好處</text:span>。</text:p>
                  <text:list>
                    <text:list-item>
                      <text:p text:style-name="P250"><text:span text:style-name="T64">貧窮 對 一部分的人 有好處</text:span>。</text:p>
                      <text:list>
                        <text:list-item>
                          <text:p text:style-name="P250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40">明顯例子，富豪、既得利益者 有機率認定，金融系統 絕對不能 崩塌。</text:p>
                  <text:list>
                    <text:list-item>
                      <text:p text:style-name="P240">富豪 有機率認定，維護和優化金融系統 比 一大群脫離貧窮 更重要。</text:p>
                      <text:list>
                        <text:list-item>
                          <text:p text:style-name="P240">優化 金融系統 不是 讓 一大群 脫離貧窮、有更多空閒時間。<text:span text:style-name="T67">{、空間}</text:span></text:p>
                        </text:list-item>
                        <text:list-item>
                          <text:p text:style-name="P240">優化 金融系統 是 讓 富豪 能夠賺到 更多 錢、資產、空閒時空。</text:p>
                        </text:list-item>
                        <text:list-item>
                          <text:p text:style-name="P240">優化 金融系統 是讓 既得利益者 能夠更快 獲得 錢、資產、利益。</text:p>
                        </text:list-item>
                        <text:list-item>
                          <text:p text:style-name="P240">優化 金融系統 是 讓 富豪、既得利益者 鞏固、優化 金權、金勢。</text:p>
                        </text:list-item>
                        <text:list-item>
                          <text:p text:style-name="P240">勢 是（無兵伐勢 的）勢。</text:p>
                        </text:list-item>
                      </text:list>
                    </text:list-item>
                    <text:list-item>
                      <text:p text:style-name="P240"><text:span text:style-name="T63">一大群 有機率有 </text:span><text:span text:style-name="T65">人質症候群</text:span>。</text:p>
                      <text:list>
                        <text:list-item>
                          <text:p text:style-name="P240"><text:span text:style-name="T63">一大群 對 金融系統、富豪、既得利益者，有機率有 </text:span><text:span text:style-name="T65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40"><text:span text:style-name="T63">一大群 有機率（自願、為了保護自己的現有利益）保護 金融系統</text:span>。</text:p>
                        </text:list-item>
                        <text:list-item>
                          <text:p text:style-name="P240"><text:span text:style-name="T63">假定，某一特定</text:span><text:span text:style-name="T65">個體 </text:span><text:span text:style-name="T63">有機率 降低、退化 金融系統。</text:span></text:p>
                        </text:list-item>
                        <text:list-item>
                          <text:p text:style-name="P240"><text:span text:style-name="T63">一大群 有機率 仇視、攻擊、傷害</text:span><text:span text:style-name="T65"> 該個體</text:span>。</text:p>
                        </text:list-item>
                        <text:list-item>
                          <text:p text:style-name="P240">抽象例子，（柏拉圖 認定的）洞穴理論。</text:p>
                        </text:list-item>
                        <text:list-item>
                          <text:p text:style-name="P111">抽象例子，<text:span text:style-name="T62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77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70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59"> </text:span><text:span text:style-name="T46">↔</text:span><text:span text:style-name="T59"> 一大群</text:span>。</text:p>
                  <text:list>
                    <text:list-item>
                      <text:p text:style-name="P76">採蜜<text:span text:style-name="T59"> </text:span><text:span text:style-name="T46">↔</text:span><text:span text:style-name="T59"> 賺錢</text:span>。<text:span text:style-name="T68">{</text:span><text:span text:style-name="T74">（使用、花費 體力、腦力、專注力、時間、空間、能量、儲</text:span><text:span text:style-name="T69">量</text:span><text:span text:style-name="T74">、</text:span><text:span text:style-name="T69">宗量</text:span><text:span text:style-name="T74">）賺錢</text:span><text:span text:style-name="T68">}</text:span></text:p>
                    </text:list-item>
                    <text:list-item>
                      <text:p text:style-name="P77">吃蜜<text:span text:style-name="T59"> </text:span><text:span text:style-name="T46">↔</text:span><text:span text:style-name="T59"> 消費、投機、買負債、買生存事物</text:span>。</text:p>
                    </text:list-item>
                    <text:list-item>
                      <text:p text:style-name="P78">儲蜜<text:span text:style-name="T59"> </text:span><text:span text:style-name="T46">↔</text:span><text:span text:style-name="T59"> 存錢、投資、買資產、買生活事物</text:span>。</text:p>
                    </text:list-item>
                    <text:list-item>
                      <text:p text:style-name="P79">蜂農<text:span text:style-name="T59"> </text:span><text:span text:style-name="T46">↔</text:span><text:span text:style-name="T59"> 單一、一小群</text:span>。</text:p>
                    </text:list-item>
                    <text:list-item>
                      <text:p text:style-name="P80">蜂箱<text:span text:style-name="T59"> </text:span><text:span text:style-name="T46">↔</text:span><text:span text:style-name="T59"> 資本主義、共產主義、金融系統</text:span>的<text:span text:style-name="T59">一部分</text:span>。</text:p>
                      <text:list>
                        <text:list-item>
                          <text:p text:style-name="P81">蜂場 <text:span text:style-name="T46">↔</text:span><text:span text:style-name="T59"> 金融系統</text:span>。</text:p>
                        </text:list-item>
                        <text:list-item>
                          <text:p text:style-name="P82">養蜂（循環<text:span text:style-name="T59">系統）</text:span><text:span text:style-name="T46">↔</text:span><text:span text:style-name="T59"> 金融系統。</text:span></text:p>
                        </text:list-item>
                        <text:list-item>
                          <text:p text:style-name="P82"><text:span text:style-name="T59">整個</text:span>養蜂產業<text:span text:style-name="T59"> </text:span><text:span text:style-name="T46">↔</text:span><text:span text:style-name="T59"> 金融系統</text:span>。</text:p>
                        </text:list-item>
                      </text:list>
                    </text:list-item>
                    <text:list-item>
                      <text:p text:style-name="P83">蜂蜜<text:span text:style-name="T59"> </text:span><text:span text:style-name="T46">↔</text:span><text:span text:style-name="T59"> 錢、資產、公司、房屋、成果</text:span>。</text:p>
                    </text:list-item>
                    <text:list-item>
                      <text:p text:style-name="P83">蜂蠟<text:span text:style-name="T59"> </text:span><text:span text:style-name="T46">↔</text:span>（政府、國家、群體 認定、判定 非法的、不合法的）<text:span text:style-name="T59">錢、資產、公司、房屋</text:span>。</text:p>
                    </text:list-item>
                    <text:list-item>
                      <text:p text:style-name="P84">攪蜜機<text:span text:style-name="T59"> </text:span><text:span text:style-name="T46">↔</text:span><text:span text:style-name="T59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78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79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27">3份</text:span><text:span text:style-name="T78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78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80">到 </text:span><text:span text:style-name="T12">1千元</text:span><text:span text:style-name="T80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80">到 </text:span><text:span text:style-name="T12">1千元</text:span><text:span text:style-name="T8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80">到</text:span><text:span text:style-name="T12">1千元</text:span><text:span text:style-name="T80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80">到 </text:span><text:span text:style-name="T12">1千元</text:span><text:span text:style-name="T80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80">到 </text:span><text:span text:style-name="T12">1兆元</text:span><text:span text:style-name="T8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80">到</text:span><text:span text:style-name="T12">1兆元</text:span><text:span text:style-name="T80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49">（群體）</text:span>賺錢<text:span text:style-name="T49">、存錢、花錢（</text:span>方式<text:span text:style-name="T49">、管道、來源）</text:span>決定<text:span text:style-name="T49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82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59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59">精準監控、</text:span>側寫（<text:span text:style-name="T26">profile</text:span>）<text:span text:style-name="T82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42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85">(該系統 的)某一特定內在物質(的 </text:span><text:span text:style-name="T5">方式</text:span><text:span text:style-name="T85">)</text:span>決定<text:span text:style-name="T84"> 該系統的 </text:span>德。</text:p>
                                </text:list-item>
                                <text:list-item>
                                  <text:p text:style-name="P243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43">德 是 第一個個體 認定的 德。</text:p>
                                    </text:list-item>
                                    <text:list-item>
                                      <text:p text:style-name="P243">德 是 對於 第一個個體 來說，的 德。</text:p>
                                    </text:list-item>
                                    <text:list-item>
                                      <text:p text:style-name="P243">德 是 以 第一個個體 為 坐標系零點，的 德。</text:p>
                                      <text:list>
                                        <text:list-item>
                                          <text:p text:style-name="P243">德 是 好德、壞德。</text:p>
                                        </text:list-item>
                                        <text:list-item>
                                          <text:p text:style-name="P243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4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44">第一個個體 取得、儲存、支出 某一特定個體 決定 第一個個體、該個體的德。</text:p>
                                </text:list-item>
                                <text:list-item>
                                  <text:p text:style-name="P245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82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46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82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82"> </text:span><text:span text:style-name="T47">↔</text:span><text:span text:style-name="T81">（道、德 的）道</text:span>。</text:p>
                  <text:list>
                    <text:list-item>
                      <text:p text:style-name="P107"><text:span text:style-name="T83">金融系統</text:span><text:span text:style-name="T82"> </text:span><text:span text:style-name="T47">↔</text:span><text:span text:style-name="T81">（道、德 的）道</text:span>。</text:p>
                    </text:list-item>
                    <text:list-item>
                      <text:p text:style-name="P108">賺錢的 方式、管道、來源<text:span text:style-name="T82"> </text:span><text:span text:style-name="T47">↔</text:span><text:span text:style-name="T83"> 決定 </text:span>錢、<text:span text:style-name="T83">金融系統的</text:span><text:span text:style-name="T81">（道、德 的）德</text:span>。</text:p>
                      <text:list>
                        <text:list-item>
                          <text:p text:style-name="P108">（群體）賺錢的 方式、管道、來源<text:span text:style-name="T82"> </text:span><text:span text:style-name="T47">↔</text:span><text:span text:style-name="T83"> 決定 </text:span>錢、<text:span text:style-name="T83">金融系統的</text:span><text:span text:style-name="T81">（道、德 的）德</text:span>。</text:p>
                        </text:list-item>
                        <text:list-item>
                          <text:p text:style-name="P108">（單一、一小群、一大群）賺錢的 方式<text:span text:style-name="T82"> </text:span><text:span text:style-name="T47">↔</text:span><text:span text:style-name="T83"> 決定 </text:span>錢、<text:span text:style-name="T83">金融系統的</text:span><text:span text:style-name="T81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47">↔</text:span><text:span text:style-name="T81"> 氧氣、毒液、血液</text:span>。</text:p>
                          <text:list>
                            <text:list-item>
                              <text:p text:style-name="P116">金融系統 <text:span text:style-name="T47">↔</text:span><text:span text:style-name="T81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81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81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47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86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86">人文主義</text:span>。</text:p>
                </text:list-item>
                <text:list-item>
                  <text:p text:style-name="P123">社會達爾文<text:span text:style-name="T86">人文主義</text:span>。</text:p>
                </text:list-item>
              </text:list>
            </text:list-item>
            <text:list-item>
              <text:p text:style-name="P124"><text:span text:style-name="T86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30"><text:span text:style-name="T82">該個體的 認定（在 未來）有機率 改變</text:span>。</text:p>
                                </text:list-item>
                                <text:list-item>
                                  <text:p text:style-name="P231"><text:span text:style-name="T82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48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86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86">人文主義 是 </text:span>社會型人文主義。</text:p>
                      <text:list>
                        <text:list-item>
                          <text:p text:style-name="P249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86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72">{</text:span><text:span text:style-name="T71">、&lt;?</text:span><text:span text:style-name="T73">a&gt;個體</text:span><text:span text:style-name="T71">、&lt;?</text:span><text:span text:style-name="T73">a&gt;個體</text:span><text:span text:style-name="T71">流</text:span><text:span text:style-name="T72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28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35">抽象例子，代理孕母交易、器官販賣、人口買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0">明顯<text:span text:style-name="T4">例子，（</text:span><text:span text:style-name="T28">YouTube</text:span><text:span text:style-name="T4">）</text:span><text:span text:style-name="T29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1">無主地先佔。</text:p>
                      <text:list>
                        <text:list-item>
                          <text:p text:style-name="P152">大自然 被 私有財產化。</text:p>
                        </text:list-item>
                      </text:list>
                    </text:list-item>
                    <text:list-item>
                      <text:p text:style-name="P151">私有財產、市場經濟、土地開發。</text:p>
                    </text:list-item>
                    <text:list-item>
                      <text:p text:style-name="P15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1">政府存在的目的就是保障生命跟私有財產。</text:p>
                    </text:list-item>
                    <text:list-item>
                      <text:p text:style-name="P151">政府統治的正當性是人民賦予的。</text:p>
                    </text:list-item>
                    <text:list-item>
                      <text:p text:style-name="P151">生命、自由、追求幸福，是造物主賦予的不可剝奪的權利。</text:p>
                    </text:list-item>
                    <text:list-item>
                      <text:p text:style-name="P15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1">不能讓人民活不下去。</text:p>
                    </text:list-item>
                    <text:list-item>
                      <text:p text:style-name="P151">政治要為經濟服務。</text:p>
                    </text:list-item>
                    <text:list-item>
                      <text:p text:style-name="P151">洛克所處的<text:span text:style-name="T14">17世</text:span><text:span text:style-name="T87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1">自我的所有權。</text:p>
                    </text:list-item>
                    <text:list-item>
                      <text:p text:style-name="P151">地主、資方繼承了世世代代的財富。</text:p>
                    </text:list-item>
                    <text:list-item>
                      <text:p text:style-name="P151">被迫服從。</text:p>
                    </text:list-item>
                    <text:list-item>
                      <text:p text:style-name="P15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3">明顯<text:span text:style-name="T4">例子，（</text:span><text:span text:style-name="T28">YouTube</text:span><text:span text:style-name="T4">）為什麼新聞熱搜總將焦點對準"被害者"？｜江湖舉人。</text:span></text:p>
              <text:list>
                <text:list-item>
                  <text:p text:style-name="P153">加害者隱身現象。</text:p>
                </text:list-item>
              </text:list>
            </text:list-item>
          </text:list>
        </text:list-item>
        <text:list-item>
          <text:p text:style-name="P153">愚<text:bookmark-start text:name="愚蠢"/>蠢<text:bookmark-end text:name="愚蠢"/></text:p>
          <text:list>
            <text:list-item>
              <text:p text:style-name="P154">明顯<text:span text:style-name="T4">例子，（</text:span><text:span text:style-name="T28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4">愚蠢是無知而不自知。</text:p>
                </text:list-item>
                <text:list-item>
                  <text:p text:style-name="P154">反思自己。</text:p>
                </text:list-item>
                <text:list-item>
                  <text:p text:style-name="P154">聰明人根據客觀事實來看清自己的邊界。</text:p>
                </text:list-item>
                <text:list-item>
                  <text:p text:style-name="P154">蠢人的潛意識要求整個世界來適應自己。</text:p>
                </text:list-item>
                <text:list-item>
                  <text:p text:style-name="P154">愚蠢是一種道德上的缺陷，而不是智力問題，是對正常智力的主動放棄。</text:p>
                </text:list-item>
                <text:list-item>
                  <text:p text:style-name="P154">聰明的人都是相似的，他們都有著包容、開放、能夠看透事物本質的特點。</text:p>
                </text:list-item>
                <text:list-item>
                  <text:p text:style-name="P154">蠢人比壞人更危險。</text:p>
                </text:list-item>
                <text:list-item>
                  <text:p text:style-name="P154">蠢最主要的特點是不承認事實、不承認客觀規律、過於強調自我。</text:p>
                </text:list-item>
                <text:list-item>
                  <text:p text:style-name="P154">蠢人遇到問題，不會主動去找問題的解決辦法，而是喜歡各種抱怨，他們認為一切都是別人的錯，是客觀環境的錯。</text:p>
                </text:list-item>
                <text:list-item>
                  <text:p text:style-name="P154">當我們面對困難，要麼改變它，要麼適應它，實在不行還可以遠離它。</text:p>
                </text:list-item>
                <text:list-item>
                  <text:p text:style-name="P154">蠢人永遠只會站在原地不停地抱怨，而不付出任何行動。</text:p>
                </text:list-item>
                <text:list-item>
                  <text:p text:style-name="P154">蠢人只會宣洩情緒。</text:p>
                </text:list-item>
                <text:list-item>
                  <text:p text:style-name="P154">想要過好人生，最好遠離蠢人。</text:p>
                </text:list-item>
                <text:list-item>
                  <text:p text:style-name="P154">愚蠢與智商無關，他們潛意識裡認為自己就是世界的中心。</text:p>
                </text:list-item>
                <text:list-item>
                  <text:p text:style-name="P154">愚蠢難以預測，給我們的生活帶來各種根本不應該存在的困難。</text:p>
                </text:list-item>
                <text:list-item>
                  <text:p text:style-name="P154">蠢人只能關注到自己的感受，任何錯誤都屬於別人。</text:p>
                </text:list-item>
                <text:list-item>
                  <text:p text:style-name="P154">蠢人不可交流，不可改變。唯一的辦法就是遠離。</text:p>
                </text:list-item>
                <text:list-item>
                  <text:p text:style-name="P15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4"><text:bookmark-start text:name="孝順"/>孝順<text:bookmark-end text:name="孝順"/></text:p>
          <text:list>
            <text:list-item>
              <text:p text:style-name="P155">明顯<text:span text:style-name="T4">例子，（</text:span><text:span text:style-name="T28">YouTube</text:span><text:span text:style-name="T4">）孝順的本質｜孝順到底是什麼｜為什麼會有孝順｜人身依附｜感恩</text:span>。</text:p>
              <text:list>
                <text:list-item>
                  <text:p text:style-name="P154">降低社會管理成本。</text:p>
                </text:list-item>
                <text:list-item>
                  <text:p text:style-name="P154">父母和孩子天生就有著難以割捨的羈絆，所謂孝道，不是天性，是後天的灌輸。</text:p>
                </text:list-item>
                <text:list-item>
                  <text:p text:style-name="P154">孝順跟愛沒什麼關係，是為建立一種不平等的秩序，方便統治。</text:p>
                </text:list-item>
                <text:list-item>
                  <text:p text:style-name="P154">以孝順為核心構建的社會，天然存在著不公平和不平等。</text:p>
                </text:list-item>
                <text:list-item>
                  <text:p text:style-name="P15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4"><text:bookmark-start text:name="權威"/>權威<text:bookmark-end text:name="權威"/></text:p>
          <text:list>
            <text:list-item>
              <text:p text:style-name="P156">權威。</text:p>
              <text:list>
                <text:list-item>
                  <text:p text:style-name="P156">權威，讓 個體 弱化、放棄、停止 獨立思考。</text:p>
                  <text:list>
                    <text:list-item>
                      <text:p text:style-name="P154">個體 依附、依賴 權威。</text:p>
                      <text:list>
                        <text:list-item>
                          <text:p text:style-name="P15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4">個體 從眾效應 權威。</text:p>
                    </text:list-item>
                  </text:list>
                </text:list-item>
                <text:list-item>
                  <text:p text:style-name="P154">權威，讓 個體 產生、強化、無條件 信任、信仰、信念。</text:p>
                  <text:list>
                    <text:list-item>
                      <text:p text:style-name="P15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59">權威 的 明顯例子，名人效應、光環效應、<text:span text:style-name="T62">米爾格倫電擊實驗、史丹佛監獄實驗</text:span>。</text:p>
            </text:list-item>
            <text:list-item>
              <text:p text:style-name="P154">反制。</text:p>
              <text:list>
                <text:list-item>
                  <text:p text:style-name="P160">獨立思考。</text:p>
                  <text:list>
                    <text:list-item>
                      <text:p text:style-name="P160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1">平權。</text:p>
              <text:list>
                <text:list-item>
                  <text:p text:style-name="P161">齊頭型平權。</text:p>
                </text:list-item>
                <text:list-item>
                  <text:p text:style-name="P161">特徵型平權。</text:p>
                </text:list-item>
              </text:list>
            </text:list-item>
            <text:list-item>
              <text:p text:style-name="P162">平權。</text:p>
              <text:list>
                <text:list-item>
                  <text:p text:style-name="P162">齊頭型平權。</text:p>
                  <text:list>
                    <text:list-item>
                      <text:p text:style-name="P163">齊頭型平權 是 無差別型平權。</text:p>
                    </text:list-item>
                    <text:list-item>
                      <text:p text:style-name="P164">明顯例子，每一個個體 擁有 相同的、一模一樣的 權力、權利、權限<text:span text:style-name="T30">(</text:span><text:span text:style-name="T31">Power limit</text:span><text:span text:style-name="T32">)</text:span>。</text:p>
                    </text:list-item>
                    <text:list-item>
                      <text:p text:style-name="P164">明顯例子。</text:p>
                      <text:list>
                        <text:list-item>
                          <text:p text:style-name="P164">假定，第一個個體 每天需要<text:span text:style-name="T5">攝取</text:span><text:span text:style-name="T15">10000大卡（</text:span><text:span text:style-name="T88">熱量）</text:span>。</text:p>
                        </text:list-item>
                        <text:list-item>
                          <text:p text:style-name="P164">假定，第二個個體 每天需要<text:span text:style-name="T5">攝取</text:span><text:span text:style-name="T15">100000000大卡（</text:span><text:span text:style-name="T88">熱量）</text:span>。</text:p>
                        </text:list-item>
                        <text:list-item>
                          <text:p text:style-name="P164">假定，第一個個體、第二個個體 都獲得 <text:span text:style-name="T15">10000大卡</text:span><text:span text:style-name="T88">的 食物</text:span>。</text:p>
                          <text:list>
                            <text:list-item>
                              <text:p text:style-name="P165">第一個個體 有機率 吃飽。</text:p>
                            </text:list-item>
                            <text:list-item>
                              <text:p text:style-name="P165">第二個個體 有機率 吃不飽、處在飢餓狀態。</text:p>
                            </text:list-item>
                            <text:list-item>
                              <text:p text:style-name="P166"><text:span text:style-name="T5">(第一個個體、第二個)</text:span>個體<text:span text:style-name="T5">(都獲得 </text:span><text:span text:style-name="T15">10000大卡的 食物)</text:span><text:span text:style-name="T33"> </text:span><text:span text:style-name="T89">↔</text:span><text:span text:style-name="T33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特徵型平權。</text:p>
                  <text:list>
                    <text:list-item>
                      <text:p text:style-name="P167">明顯例子，相同的特徵 擁有 相同的、一模一樣的 權力、權利、權限<text:span text:style-name="T30">(</text:span><text:span text:style-name="T31">Power limit</text:span><text:span text:style-name="T32">)</text:span>。</text:p>
                    </text:list-item>
                    <text:list-item>
                      <text:p text:style-name="P168">明顯例子，肉質層特徵型平權、意識層特徵型平權、精神層特徵型平權。</text:p>
                      <text:list>
                        <text:list-item>
                          <text:p text:style-name="P169">肉質層特徵型平權 的 明顯例子，物種特徵型平權、性別特徵型平權。</text:p>
                          <text:list>
                            <text:list-item>
                              <text:p text:style-name="P169">物種特徵型平權 是 物種型平權。</text:p>
                            </text:list-item>
                            <text:list-item>
                              <text:p text:style-name="P169">性別特徵型平權 是 性別型平權。</text:p>
                            </text:list-item>
                          </text:list>
                        </text:list-item>
                        <text:list-item>
                          <text:p text:style-name="P170">肉質層特徵型平權 的 明顯例子，肉質層健康特徵型平權。</text:p>
                          <text:list>
                            <text:list-item>
                              <text:p text:style-name="P171">肉質層健康特徵型平權 是 肉質層健康型平權。</text:p>
                            </text:list-item>
                            <text:list-item>
                              <text:p text:style-name="P172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物種特徵型平權 有機率（反而）不平等、不平權。</text:p>
                      <text:list>
                        <text:list-item>
                          <text:p text:style-name="P174">明顯例子。</text:p>
                          <text:list>
                            <text:list-item>
                              <text:p text:style-name="P175">假定，某一特定物種的 成長期個體 每天需要<text:span text:style-name="T5">攝取</text:span><text:span text:style-name="T15">10000大卡（</text:span><text:span text:style-name="T88">熱量）</text:span>。</text:p>
                            </text:list-item>
                            <text:list-item>
                              <text:p text:style-name="P175">假定，該物種的 成熟期個體 每天需要<text:span text:style-name="T5">攝取</text:span><text:span text:style-name="T15">100000000大卡（</text:span><text:span text:style-name="T88">熱量）</text:span>。</text:p>
                            </text:list-item>
                            <text:list-item>
                              <text:p text:style-name="P176">假定，該物種的 每一個個體 都獲得 <text:span text:style-name="T15">10000大卡</text:span><text:span text:style-name="T88">的 食物</text:span>。</text:p>
                              <text:list>
                                <text:list-item>
                                  <text:p text:style-name="P177">該物種的 成長期個體 有機率 吃飽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  <text:list-item>
                                  <text:p text:style-name="P178"><text:span text:style-name="T5">該物種的 每一個(個體 都獲得 </text:span><text:span text:style-name="T15">10000大卡的 食物)</text:span><text:span text:style-name="T33"> </text:span><text:span text:style-name="T89">↔</text:span><text:span text:style-name="T33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79">假定，該物種的 每一個個體 都獲得 <text:span text:style-name="T15">1000000大卡</text:span><text:span text:style-name="T8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1">假定，該物種的 每一個個體 都獲得 <text:span text:style-name="T15">100000000大卡</text:span><text:span text:style-name="T8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82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性別特徵型平權 有機率（反而）不平等、不平權。</text:p>
                      <text:list>
                        <text:list-item>
                          <text:p text:style-name="P184">明顯例子，假定，某一特定物種 有 男性、女性。</text:p>
                          <text:list>
                            <text:list-item>
                              <text:p text:style-name="P184">假定，某一特定物種的 成長期男性個體 每天需要<text:span text:style-name="T5">攝取</text:span><text:span text:style-name="T15">10000大卡（</text:span><text:span text:style-name="T88">熱量）</text:span>。</text:p>
                            </text:list-item>
                            <text:list-item>
                              <text:p text:style-name="P184">假定，該物種的 成熟期男性個體 每天需要<text:span text:style-name="T5">攝取</text:span><text:span text:style-name="T15">100000000大卡（</text:span><text:span text:style-name="T88">熱量）</text:span>。</text:p>
                            </text:list-item>
                            <text:list-item>
                              <text:p text:style-name="P185">假定，該物種的 每一個男性個體 都獲得 <text:span text:style-name="T15">10000大卡</text:span><text:span text:style-name="T88">的 食物</text:span>。</text:p>
                              <text:list>
                                <text:list-item>
                                  <text:p text:style-name="P184">該物種的 成長期男性個體 有機率 吃飽。</text:p>
                                </text:list-item>
                                <text:list-item>
                                  <text:p text:style-name="P184">該物種的 成熟期男性個體 有機率 吃不飽、處在飢餓狀態。</text:p>
                                </text:list-item>
                                <text:list-item>
                                  <text:p text:style-name="P184"><text:span text:style-name="T5">每一個男性(個體 都獲得 </text:span><text:span text:style-name="T15">10000大卡的 食物)</text:span><text:span text:style-name="T33"> </text:span><text:span text:style-name="T89">↔</text:span><text:span text:style-name="T33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明顯例子，假定，某一特定物種 有 男性、女性。</text:p>
                          <text:list>
                            <text:list-item>
                              <text:p text:style-name="P187">假定，某一特定男性個體 瘦弱、沒有練過防身術。</text:p>
                            </text:list-item>
                            <text:list-item>
                              <text:p text:style-name="P187">假定，某一特定女性個體 壯碩、有練過防身術。</text:p>
                            </text:list-item>
                            <text:list-item>
                              <text:p text:style-name="P188">該男性個體 有機率（仍要）保護 該女性個體。</text:p>
                              <text:list>
                                <text:list-item>
                                  <text:p text:style-name="P189">明顯例子，雄獅 有機率要保護 雌獅、家庭。</text:p>
                                </text:list-item>
                                <text:list-item>
                                  <text:p text:style-name="P189">明顯例子，男人 有機率要保護 女人、家庭。</text:p>
                                  <text:list>
                                    <text:list-item>
                                      <text:p text:style-name="P190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假定，該男性個體（主動）保護 該女性個體。</text:p>
                              <text:list>
                                <text:list-item>
                                  <text:p text:style-name="P18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2">假定，該男性個體 沒有（主動）保護 該女性個體。</text:p>
                              <text:list>
                                <text:list-item>
                                  <text:p text:style-name="P191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3">假定，該男性個體（主動、被動、被迫）攻擊 該女性個體。</text:p>
                              <text:list>
                                <text:list-item>
                                  <text:p text:style-name="P193">其他個體 有機率 制止、攻擊 該男性個體。</text:p>
                                </text:list-item>
                                <text:list-item>
                                  <text:p text:style-name="P194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3">假定，該女性個體（主動、被動、被迫）攻擊 該男性個體。</text:p>
                              <text:list>
                                <text:list-item>
                                  <text:p text:style-name="P195">其他個體 有機率 不制止、不攻擊 該女性個體。</text:p>
                                </text:list-item>
                                <text:list-item>
                                  <text:p text:style-name="P196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6">明顯例子，假定，某一特定物種 有 男性、女性。</text:p>
                          <text:list>
                            <text:list-item>
                              <text:p text:style-name="P196">假定，某一特定男性個體 擅長照顧 其他個體。</text:p>
                            </text:list-item>
                            <text:list-item>
                              <text:p text:style-name="P196">假定，某一特定女性個體 不擅長照顧 其他個體。</text:p>
                            </text:list-item>
                            <text:list-item>
                              <text:p text:style-name="P197">該女性個體 有機率（仍要）照顧 該男性個體。</text:p>
                              <text:list>
                                <text:list-item>
                                  <text:p text:style-name="P198">明顯例子，雌獅 有機率要照顧 雄獅、家庭。</text:p>
                                </text:list-item>
                                <text:list-item>
                                  <text:p text:style-name="P190">明顯例子，女人 有機率要照顧 男人、家庭。</text:p>
                                  <text:list>
                                    <text:list-item>
                                      <text:p text:style-name="P199">明顯例子，女人 有機率要（單工、單方面）照顧 男人、家庭。</text:p>
                                    </text:list-item>
                                    <text:list-item>
                                      <text:p text:style-name="P200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假定，該女性個體（主動）照顧 該男性個體。</text:p>
                              <text:list>
                                <text:list-item>
                                  <text:p text:style-name="P19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02">假定，該女性個體 沒有（主動）照顧 該男性個體。</text:p>
                              <text:list>
                                <text:list-item>
                                  <text:p text:style-name="P203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9">肉質層</text:span>健康<text:span text:style-name="T49">特徵</text:span>型平權 有機率 <text:span text:style-name="T49">平等、</text:span>平權。</text:p>
                      <text:list>
                        <text:list-item>
                          <text:p text:style-name="P204">明顯例子，假定，第一個個體、第二個個體 的 體脂肪 相同、在某一特定區間裡面。</text:p>
                          <text:list>
                            <text:list-item>
                              <text:p text:style-name="P204">假定，體脂肪 在 該區間 裡面，每天需要<text:span text:style-name="T5">攝取</text:span><text:span text:style-name="T15">10000大卡（</text:span><text:span text:style-name="T88">熱量）</text:span>。</text:p>
                              <text:list>
                                <text:list-item>
                                  <text:p text:style-name="P204">食物，第一個個體、第二個個體 擁有 相同的、一模一樣的 權力、權利。</text:p>
                                </text:list-item>
                                <text:list-item>
                                  <text:p text:style-name="P204">第一個個體、第二個個體 擁有攝取<text:span text:style-name="T15">10000大卡（</text:span><text:span text:style-name="T88">熱量）</text:span>的 權力、權利、權限。</text:p>
                                  <text:list>
                                    <text:list-item>
                                      <text:p text:style-name="P205">第一個個體、第二個個體 都獲得 <text:span text:style-name="T15">10000大卡</text:span><text:span text:style-name="T8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6"><text:span text:style-name="T5">每一個 擁有 相同的、相同區間的 體脂肪(的個體 都獲得 </text:span><text:span text:style-name="T15">10000大卡的 食物)</text:span><text:span text:style-name="T33"> </text:span><text:span text:style-name="T89">↔</text:span><text:span text:style-name="T33"> </text:span>肉質層健康特徵型平權<text:span text:style-name="T5">。</text:span></text:p>
                                  <text:list>
                                    <text:list-item>
                                      <text:p text:style-name="P207"><text:span text:style-name="T5">(擁有 相同的、相同區間的)體脂肪(的 個體 都獲得 </text:span><text:span text:style-name="T15">10000大卡的 食物)</text:span><text:span text:style-name="T33"> </text:span><text:span text:style-name="T89">↔</text:span><text:span text:style-name="T33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8">明顯例子，假定，第一個個體、第二個個體 的 體脂肪、熱量消耗 相同、在某一特定區間裡面。</text:p>
                          <text:list>
                            <text:list-item>
                              <text:p text:style-name="P209">假定，體脂肪、熱量消耗 在 該區間 裡面，每天需要<text:span text:style-name="T5">攝取</text:span><text:span text:style-name="T15">10000大卡（</text:span><text:span text:style-name="T88">熱量）</text:span>。</text:p>
                              <text:list>
                                <text:list-item>
                                  <text:p text:style-name="P208">食物，第一個個體、第二個個體 擁有 相同的、一模一樣的 權力、權利。</text:p>
                                </text:list-item>
                                <text:list-item>
                                  <text:p text:style-name="P208">第一個個體、第二個個體 擁有攝取<text:span text:style-name="T15">10000大卡（</text:span><text:span text:style-name="T88">熱量）</text:span>的 權力、權利、權限。</text:p>
                                  <text:list>
                                    <text:list-item>
                                      <text:p text:style-name="P208">第一個個體、第二個個體 都獲得 <text:span text:style-name="T15">10000大卡</text:span><text:span text:style-name="T8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9"><text:span text:style-name="T5">每一個 擁有 相同的、相同區間的 體脂肪</text:span>、熱量消耗<text:span text:style-name="T5">(的個體 都獲得 </text:span><text:span text:style-name="T15">10000大卡的 食物)</text:span><text:span text:style-name="T33"> </text:span><text:span text:style-name="T89">↔</text:span><text:span text:style-name="T33"> </text:span>肉質層健康特徵型平權<text:span text:style-name="T5">。</text:span></text:p>
                                  <text:list>
                                    <text:list-item>
                                      <text:p text:style-name="P210"><text:span text:style-name="T5">(擁有 相同的、相同區間的)體脂肪</text:span>、熱量消耗<text:span text:style-name="T5">(的 個體 都獲得 </text:span><text:span text:style-name="T15">10000大卡的 食物)</text:span><text:span text:style-name="T33"> </text:span><text:span text:style-name="T89">↔</text:span><text:span text:style-name="T33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1">明顯例子。</text:p>
                          <text:list>
                            <text:list-item>
                              <text:p text:style-name="P211">假定，第一個個體 瘦弱、沒有練過防身術。</text:p>
                            </text:list-item>
                            <text:list-item>
                              <text:p text:style-name="P211">假定，第二個個體 壯碩、有練過防身術。</text:p>
                            </text:list-item>
                            <text:list-item>
                              <text:p text:style-name="P212">第二個個體 有機率保護 第一個個體。</text:p>
                            </text:list-item>
                            <text:list-item>
                              <text:p text:style-name="P212">抽象描述，假定，第一個個體 <text:span text:style-name="T16">x</text:span><text:span text:style-name="T34">%</text:span>保護 第一個個體、第二個個體。</text:p>
                              <text:list>
                                <text:list-item>
                                  <text:p text:style-name="P213">假定，第一個個體 <text:span text:style-name="T18">y</text:span><text:span text:style-name="T34">%</text:span>保護 第一個個體。</text:p>
                                </text:list-item>
                                <text:list-item>
                                  <text:p text:style-name="P214">假定，第一個個體 <text:span text:style-name="T18">z</text:span><text:span text:style-name="T34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假定，第二個個體<text:span text:style-name="T5">（</text:span><text:span text:style-name="T16">100%-x</text:span><text:span text:style-name="T34">%）</text:span>保護 第一個個體、第二個個體。</text:p>
                              <text:list>
                                <text:list-item>
                                  <text:p text:style-name="P214">假定，第二個個體<text:span text:style-name="T5">（</text:span><text:span text:style-name="T16">100%-</text:span><text:span text:style-name="T18">y</text:span><text:span text:style-name="T34">%）</text:span>保護 第一個個體。</text:p>
                                </text:list-item>
                                <text:list-item>
                                  <text:p text:style-name="P213">假定，第二個個體<text:span text:style-name="T5">（</text:span><text:span text:style-name="T16">100%-</text:span><text:span text:style-name="T18">z</text:span><text:span text:style-name="T34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17">5</text:span><text:span text:style-name="T35">0% </text:span><text:span text:style-name="T37">&gt;</text:span><text:span text:style-name="T35"> </text:span><text:span text:style-name="T16">x</text:span><text:span text:style-name="T34">%</text:span><text:span text:style-name="T35"> </text:span><text:span text:style-name="T36">≥</text:span><text:span text:style-name="T35"> </text:span><text:span text:style-name="T17">0%</text:span>。</text:p>
                              <text:list>
                                <text:list-item>
                                  <text:p text:style-name="P212">假定，<text:span text:style-name="T16">x</text:span><text:span text:style-name="T34">% = </text:span><text:span text:style-name="T35">0%</text:span>。</text:p>
                                  <text:list>
                                    <text:list-item>
                                      <text:p text:style-name="P216">第一個個體 <text:span text:style-name="T34">不</text:span>保護<text:span text:style-name="T34"> </text:span>自己、第二個個體。</text:p>
                                    </text:list-item>
                                    <text:list-item>
                                      <text:p text:style-name="P217">第二個個體 保護<text:span text:style-name="T34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8">明顯例子，假定，某一特定物種 有 男性、女性。</text:p>
                          <text:list>
                            <text:list-item>
                              <text:p text:style-name="P218">假定，第一個個體 擅長照顧 自己、其他個體。</text:p>
                            </text:list-item>
                            <text:list-item>
                              <text:p text:style-name="P219">假定，第二個個體 不擅長照顧 自己、其他個體。</text:p>
                            </text:list-item>
                            <text:list-item>
                              <text:p text:style-name="P219">第一個個體 有機率<text:span text:style-name="T38">照顧</text:span><text:span text:style-name="T34"> 自己、</text:span>第二個個體。</text:p>
                            </text:list-item>
                            <text:list-item>
                              <text:p text:style-name="P220">抽象描述，假定，第一個個體 <text:span text:style-name="T16">x</text:span><text:span text:style-name="T34">%</text:span><text:span text:style-name="T38">照顧</text:span><text:span text:style-name="T34"> </text:span>第一個個體、第二個個體。</text:p>
                              <text:list>
                                <text:list-item>
                                  <text:p text:style-name="P220">假定，第一個個體 <text:span text:style-name="T18">y</text:span><text:span text:style-name="T34">%</text:span><text:span text:style-name="T38">照顧</text:span> 第一個個體。</text:p>
                                </text:list-item>
                                <text:list-item>
                                  <text:p text:style-name="P220">假定，第一個個體 <text:span text:style-name="T18">z</text:span><text:span text:style-name="T34">%</text:span><text:span text:style-name="T38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0">抽象描述，假定，第二個個體<text:span text:style-name="T5">（</text:span><text:span text:style-name="T16">100%-x</text:span><text:span text:style-name="T34">%）</text:span><text:span text:style-name="T38">照顧</text:span><text:span text:style-name="T34"> </text:span>第一個個體、第二個個體。</text:p>
                              <text:list>
                                <text:list-item>
                                  <text:p text:style-name="P220">假定，第二個個體<text:span text:style-name="T5">（</text:span><text:span text:style-name="T16">100%-</text:span><text:span text:style-name="T18">y</text:span><text:span text:style-name="T34">%）</text:span><text:span text:style-name="T38">照顧</text:span> 第一個個體。</text:p>
                                </text:list-item>
                                <text:list-item>
                                  <text:p text:style-name="P220">假定，第二個個體<text:span text:style-name="T5">（</text:span><text:span text:style-name="T16">100%-</text:span><text:span text:style-name="T18">z</text:span><text:span text:style-name="T34">%）</text:span><text:span text:style-name="T38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35">100% </text:span><text:span text:style-name="T36">≥</text:span><text:span text:style-name="T35"> </text:span><text:span text:style-name="T16">x</text:span><text:span text:style-name="T34">%</text:span><text:span text:style-name="T35"> </text:span><text:span text:style-name="T37">&gt;</text:span><text:span text:style-name="T35"> </text:span><text:span text:style-name="T17">50%</text:span>。</text:p>
                              <text:list>
                                <text:list-item>
                                  <text:p text:style-name="P221">假定，<text:span text:style-name="T16">x</text:span><text:span text:style-name="T34">% = </text:span><text:span text:style-name="T35">100%</text:span>。</text:p>
                                  <text:list>
                                    <text:list-item>
                                      <text:p text:style-name="P222">第一個個體 <text:span text:style-name="T38">照顧</text:span><text:span text:style-name="T34"> </text:span>第一個個體、第二個個體。</text:p>
                                    </text:list-item>
                                    <text:list-item>
                                      <text:p text:style-name="P222">第二個個體 <text:span text:style-name="T34">不</text:span><text:span text:style-name="T38">照顧</text:span><text:span text:style-name="T34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健康特徵型平權 有機率 平等、平權。</text:p>
                      <text:list>
                        <text:list-item>
                          <text:p text:style-name="P224">健康特徵型平權 是 健康型平權。</text:p>
                        </text:list-item>
                        <text:list-item>
                          <text:p text:style-name="P225">健康特徵型平權 的 明顯例子，肉質層、意識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5"><text:bookmark-start text:name="民主主義、民粹主義"/>民主主義、民粹主義<text:bookmark-end text:name="民主主義、民粹主義"/></text:p>
          <text:list>
            <text:list-item>
              <text:p text:style-name="P226">民主主義、民粹主義。</text:p>
              <text:list>
                <text:list-item>
                  <text:p text:style-name="P227">明顯例子，假定，某一特定群體 擁有<text:span text:style-name="T5"> </text:span><text:span text:style-name="T92">10000</text:span><text:span text:style-name="T90">個個體</text:span>。<text:span text:style-name="T68">{</text:span><text:span text:style-name="T76">個體 的 明顯例子，單一個體、小群體</text:span><text:span text:style-name="T68">}</text:span></text:p>
                  <text:list>
                    <text:list-item>
                      <text:p text:style-name="P228">假定<text:span text:style-name="T5">，第</text:span><text:span text:style-name="T92">1</text:span><text:span text:style-name="T90">個個體 認定，（</text:span><text:span text:style-name="T92">第1個</text:span><text:span text:style-name="T90">個體）自己（只）代表（</text:span><text:span text:style-name="T92">第1個</text:span><text:span text:style-name="T90">個體）自己</text:span>。</text:p>
                      <text:list>
                        <text:list-item>
                          <text:p text:style-name="P229">假定<text:span text:style-name="T5">，第</text:span><text:span text:style-name="T92">1</text:span><text:span text:style-name="T90">個個體 認定，自己的 意見、想法 是 自己的 意見、想法</text:span>。</text:p>
                          <text:list>
                            <text:list-item>
                              <text:p text:style-name="P238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8">假定，<text:span text:style-name="T95">第</text:span><text:span text:style-name="T99">1</text:span><text:span text:style-name="T90">個個體 認定，自己的 意見、想法 代表 自己的 意見、想法</text:span>。</text:p>
                                </text:list-item>
                                <text:list-item>
                                  <text:p text:style-name="P238">假定，<text:span text:style-name="T95">第</text:span><text:span text:style-name="T99">1</text:span><text:span text:style-name="T90">個個體 認定，自己的 意見 不代表、不取代 </text:span><text:span text:style-name="T95">第</text:span><text:span text:style-name="T97">2</text:span><text:span text:style-name="T90">個個體的 意見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2">假定，<text:span text:style-name="T95">第</text:span><text:span text:style-name="T92">1</text:span><text:span text:style-name="T90">個個體 尊重、包容 其他個體</text:span>。</text:p>
                          <text:list>
                            <text:list-item>
                              <text:p text:style-name="P232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4">假定，<text:span text:style-name="T95">第</text:span><text:span text:style-name="T92">1</text:span><text:span text:style-name="T90">個個體 尊重、包容 </text:span><text:span text:style-name="T95">第</text:span><text:span text:style-name="T97">2</text:span><text:span text:style-name="T90">個個體、其他個體</text:span>。</text:p>
                                </text:list-item>
                                <text:list-item>
                                  <text:p text:style-name="P234">假定，<text:span text:style-name="T95">第</text:span><text:span text:style-name="T92">1</text:span><text:span text:style-name="T90">個個體 尊重、包容 </text:span><text:span text:style-name="T95">第</text:span><text:span text:style-name="T97">2</text:span><text:span text:style-name="T90">個個體的 意見、想法</text:span>。</text:p>
                                </text:list-item>
                                <text:list-item>
                                  <text:p text:style-name="P234">假定，<text:span text:style-name="T95">第</text:span><text:span text:style-name="T92">1</text:span><text:span text:style-name="T90">個個體 尊重、包容 </text:span><text:span text:style-name="T95">第</text:span><text:span text:style-name="T97">2</text:span><text:span text:style-name="T90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5">第</text:span><text:span text:style-name="T92">1</text:span><text:span text:style-name="T90">個個體 是 </text:span>民主主義的 <text:span text:style-name="T90">個體</text:span>。</text:p>
                        </text:list-item>
                      </text:list>
                    </text:list-item>
                    <text:list-item>
                      <text:p text:style-name="P228">假定<text:span text:style-name="T5">，第</text:span><text:span text:style-name="T93">2</text:span><text:span text:style-name="T90">個個體 認定，（</text:span><text:span text:style-name="T92">第</text:span><text:span text:style-name="T94">2</text:span><text:span text:style-name="T92">個</text:span><text:span text:style-name="T90">個體）自己 代表 該群體</text:span>。</text:p>
                      <text:list>
                        <text:list-item>
                          <text:p text:style-name="P229">假定<text:span text:style-name="T5">，第</text:span><text:span text:style-name="T93">2</text:span><text:span text:style-name="T90">個個體 認定，自己的 意見、想法 是 該群體的 意見、想法</text:span>。</text:p>
                          <text:list>
                            <text:list-item>
                              <text:p text:style-name="P238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8">假定，<text:span text:style-name="T95">第</text:span><text:span text:style-name="T98">2</text:span><text:span text:style-name="T90">個個體 認定，自己的 意見、想法 代表 自己的 意見、想法</text:span>。</text:p>
                                </text:list-item>
                                <text:list-item>
                                  <text:p text:style-name="P238">假定，<text:span text:style-name="T95">第</text:span><text:span text:style-name="T98">2</text:span><text:span text:style-name="T90">個個體 認定，自己的 意見 代表、取代 </text:span><text:span text:style-name="T95">第</text:span><text:span text:style-name="T98">1</text:span><text:span text:style-name="T90">個個體的 意見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5">假定，<text:span text:style-name="T95">第</text:span><text:span text:style-name="T96">2</text:span><text:span text:style-name="T90">個個體 攻擊、傷害 其他個體</text:span>。</text:p>
                          <text:list>
                            <text:list-item>
                              <text:p text:style-name="P233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4">假定，<text:span text:style-name="T95">第</text:span><text:span text:style-name="T98">2</text:span><text:span text:style-name="T90">個個體 攻擊、傷害 </text:span><text:span text:style-name="T95">第</text:span><text:span text:style-name="T98">1</text:span><text:span text:style-name="T90">個個體、其他個體</text:span>。</text:p>
                                </text:list-item>
                                <text:list-item>
                                  <text:p text:style-name="P235">假定，<text:span text:style-name="T95">第</text:span><text:span text:style-name="T98">2</text:span><text:span text:style-name="T90">個個體 攻擊、傷害 </text:span><text:span text:style-name="T95">第</text:span><text:span text:style-name="T98">1</text:span><text:span text:style-name="T90">個個體的 意見、想法</text:span>。</text:p>
                                </text:list-item>
                                <text:list-item>
                                  <text:p text:style-name="P235">假定，<text:span text:style-name="T95">第</text:span><text:span text:style-name="T98">2</text:span><text:span text:style-name="T90">個個體 攻擊、傷害 </text:span><text:span text:style-name="T95">第</text:span><text:span text:style-name="T98">1</text:span><text:span text:style-name="T90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5">第</text:span><text:span text:style-name="T93">2</text:span><text:span text:style-name="T90">個個體 是 民粹主義的 個體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22:13:46.477000000</dc:date>
    <meta:editing-duration>P17DT17H56M4S</meta:editing-duration>
    <meta:editing-cycles>16216</meta:editing-cycles>
    <meta:document-statistic meta:table-count="0" meta:image-count="0" meta:object-count="0" meta:page-count="1" meta:paragraph-count="530" meta:word-count="12870" meta:character-count="14978" meta:non-whitespace-character-count="13796"/>
  </office:meta>
</office:document-meta>
</file>